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5cm" fo:min-width="0.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236cm" fo:min-width="0.914cm"/>
    </style:style>
    <style:style style:name="gr6" style:family="graphic" style:parent-style-name="standard">
      <style:graphic-properties draw:textarea-horizontal-align="justify" draw:textarea-vertical-align="middle" draw:auto-grow-height="false" fo:min-height="0.712cm" fo:min-width="0.556cm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1.143cm" style:use-optimal-column-width="false"/>
    </style:style>
    <style:style style:name="co2" style:family="table-column">
      <style:table-column-properties style:column-width="1.139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 draw:fill-color="#ffffff"/>
    </style:style>
    <style:style style:name="P2" style:family="paragraph">
      <style:text-properties style:font-name="Liberation Mono"/>
    </style:style>
    <style:style style:name="P3" style:family="paragraph">
      <loext:graphic-properties draw:fill="none" draw:fill-color="#ffffff"/>
      <style:text-properties style:font-name="Liberation Mono"/>
    </style:style>
    <style:style style:name="P4" style:family="paragraph">
      <style:paragraph-properties fo:margin-top="0.2cm" fo:margin-bottom="0cm"/>
    </style:style>
    <style:style style:name="P5" style:family="paragraph">
      <loext:graphic-properties draw:fill="none" draw:fill-color="#ffffff"/>
      <style:paragraph-properties fo:margin-top="0.2cm" fo:margin-bottom="0cm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2.896cm" svg:height="1.673cm" svg:x="2cm" svg:y="1.4cm">
          <draw:text-box>
            <text:p>Un array bidimensional es una matriz de un determinado número de filas por un</text:p>
            <text:p>determinado número de columnas:</text:p>
          </draw:text-box>
        </draw:frame>
        <draw:frame draw:style-name="gr1" draw:text-style-name="P3" draw:layer="layout" svg:width="10.408cm" svg:height="0.971cm" svg:x="2.2cm" svg:y="4.438cm">
          <draw:text-box>
            <text:p xml:id="id1" text:id="id1" text:style-name="P2"><text:span text:style-name="T1">int[][] x = new int[5][7];</text:span></text:p>
          </draw:text-box>
        </draw:frame>
        <draw:frame draw:style-name="gr1" draw:text-style-name="P1" draw:layer="layout" svg:width="9.523cm" svg:height="0.962cm" svg:x="2.077cm" svg:y="6.238cm">
          <draw:text-box>
            <text:p xml:id="id2" text:id="id2">lo podríamos ver como algo así:</text:p>
          </draw:text-box>
        </draw:frame>
        <draw:frame draw:style-name="gr1" draw:text-style-name="P1" xml:id="id3" draw:id="id3" draw:layer="layout" svg:width="0.82cm" svg:height="0.962cm" svg:x="3cm" svg:y="10cm">
          <draw:text-box>
            <text:p>x</text:p>
          </draw:text-box>
        </draw:frame>
        <draw:frame draw:style-name="standard" xml:id="id4" draw:id="id4" draw:layer="layout" svg:width="7.996cm" svg:height="4.859cm" svg:x="5.344cm" svg:y="8.4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7" draw:id="id7" draw:layer="layout" svg:width="7.584cm" svg:height="0.962cm" svg:x="5.6cm" svg:y="7.476cm">
          <draw:text-box>
            <text:p>0 <text:s text:c="3"/>1 <text:s text:c="3"/>2 <text:s text:c="4"/>3 <text:s text:c="3"/>4 <text:s text:c="4"/>5 <text:s text:c="3"/>6</text:p>
          </draw:text-box>
        </draw:frame>
        <draw:frame draw:style-name="gr1" draw:text-style-name="P5" xml:id="id5" draw:id="id5" draw:layer="layout" svg:width="0.853cm" svg:height="4.606cm" svg:x="4.6cm" svg:y="8.594cm">
          <draw:text-box>
            <text:p text:style-name="P4">0</text:p>
            <text:p text:style-name="P4">1</text:p>
            <text:p text:style-name="P4">2</text:p>
            <text:p text:style-name="P4">3</text:p>
            <text:p text:style-name="P4">4</text:p>
          </draw:text-box>
        </draw:frame>
        <draw:frame draw:style-name="gr1" draw:text-style-name="P1" xml:id="id6" draw:id="id6" draw:layer="layout" svg:width="1.628cm" svg:height="0.962cm" svg:x="4.057cm" svg:y="13.598cm">
          <draw:text-box>
            <text:p>filas</text:p>
          </draw:text-box>
        </draw:frame>
        <draw:frame draw:style-name="gr2" draw:text-style-name="P1" xml:id="id8" draw:id="id8" draw:layer="layout" svg:width="3.211cm" svg:height="0.962cm" svg:x="13.8cm" svg:y="7.8cm">
          <draw:text-box>
            <text:p>column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4.628cm" svg:height="2.384cm" svg:x="2cm" svg:y="1.4cm">
          <draw:text-box>
            <text:p>Podemos realizar un recorrido de esta matriz situándonos en cada una de sus celdas,</text:p>
            <text:p>por medio de dos bucles, uno anidado dentro de otro. El exterior se movería por</text:p>
            <text:p>filas y el interior por columnas.</text:p>
          </draw:text-box>
        </draw:frame>
        <draw:frame draw:style-name="gr1" draw:text-style-name="P3" draw:layer="layout" svg:width="10.027cm" svg:height="3.851cm" svg:x="2.2cm" svg:y="4.438cm">
          <draw:text-box>
            <text:p xml:id="id9" text:id="id9" text:style-name="P2"><text:span text:style-name="T1">for (int i=0; i&lt;5; i++) {</text:span></text:p>
            <text:p xml:id="id10" text:id="id10" text:style-name="P2"><text:span text:style-name="T1"><text:s text:c="2"/></text:span><text:span text:style-name="T1">for (j=0; j&lt;7; j++) {</text:span></text:p>
            <text:p xml:id="id11" text:id="id11" text:style-name="P2"><text:span text:style-name="T1"><text:s text:c="4"/>… </text:span><text:span text:style-name="T1">x[i][j] …</text:span></text:p>
            <text:p xml:id="id12" text:id="id12" text:style-name="P2"><text:span text:style-name="T1"><text:s text:c="2"/></text:span><text:span text:style-name="T1">}</text:span></text:p>
            <text:p xml:id="id13" text:id="id13" text:style-name="P2"><text:span text:style-name="T1">}</text:span></text:p>
          </draw:text-box>
        </draw:frame>
        <draw:frame draw:style-name="gr1" draw:text-style-name="P1" draw:layer="layout" svg:width="0.82cm" svg:height="0.962cm" svg:x="3cm" svg:y="10cm">
          <draw:text-box>
            <text:p>x</text:p>
          </draw:text-box>
        </draw:frame>
        <draw:frame draw:style-name="standard" draw:layer="layout" svg:width="7.996cm" svg:height="4.859cm" svg:x="5.344cm" svg:y="8.4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7.584cm" svg:height="0.962cm" svg:x="5.6cm" svg:y="7.476cm">
          <draw:text-box>
            <text:p>0 <text:s text:c="3"/>1 <text:s text:c="3"/>2 <text:s text:c="4"/>3 <text:s text:c="3"/>4 <text:s text:c="4"/>5 <text:s text:c="3"/>6</text:p>
          </draw:text-box>
        </draw:frame>
        <draw:frame draw:style-name="gr1" draw:text-style-name="P5" draw:layer="layout" svg:width="0.853cm" svg:height="4.606cm" svg:x="4.6cm" svg:y="8.594cm">
          <draw:text-box>
            <text:p text:style-name="P4">0</text:p>
            <text:p text:style-name="P4">1</text:p>
            <text:p text:style-name="P4">2</text:p>
            <text:p text:style-name="P4">3</text:p>
            <text:p text:style-name="P4">4</text:p>
          </draw:text-box>
        </draw:frame>
        <draw:frame draw:style-name="gr1" draw:text-style-name="P1" draw:layer="layout" svg:width="1.628cm" svg:height="0.962cm" svg:x="4.057cm" svg:y="13.598cm">
          <draw:text-box>
            <text:p>filas</text:p>
          </draw:text-box>
        </draw:frame>
        <draw:frame draw:style-name="gr2" draw:text-style-name="P1" draw:layer="layout" svg:width="3.211cm" svg:height="0.962cm" svg:x="13.8cm" svg:y="7.8cm">
          <draw:text-box>
            <text:p>columnas</text:p>
          </draw:text-box>
        </draw:frame>
        <draw:frame draw:style-name="gr1" draw:text-style-name="P7" draw:layer="layout" svg:width="9.248cm" svg:height="4.136cm" svg:x="17.6cm" svg:y="3.784cm">
          <draw:text-box>
            <text:p xml:id="id14" text:id="id14"><text:span text:style-name="T2">Observe cómo para cada pasada</text:span></text:p>
            <text:p xml:id="id15" text:id="id15"><text:span text:style-name="T2">del bucle exterior el interior realiza</text:span></text:p>
            <text:p xml:id="id16" text:id="id16"><text:span text:style-name="T2">todas sus pasadas, lo que genera</text:span></text:p>
            <text:p xml:id="id17" text:id="id17"><text:span text:style-name="T2">el efecto de recorrer todas las celdas.</text:span></text:p>
            <text:p><text:span text:style-name="T2"/></text:p>
            <text:p xml:id="id18" text:id="id18"><text:span text:style-name="T2">Si representamos los bucles por ruedas</text:span></text:p>
            <text:p xml:id="id19" text:id="id19"><text:span text:style-name="T2">dentadas ...</text:span></text:p>
          </draw:text-box>
        </draw:frame>
        <draw:custom-shape draw:style-name="gr4" draw:text-style-name="P8" xml:id="id20" draw:id="id20" draw:layer="layout" svg:width="1.2cm" svg:height="1cm" svg:x="18.2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1" draw:id="id21" draw:layer="layout" svg:width="1.2cm" svg:height="1cm" svg:x="23.2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2" draw:id="id22">
          <draw:custom-shape draw:style-name="gr5" draw:text-style-name="P8" draw:layer="layout" svg:width="4cm" svg:height="4.2cm" svg:x="16.6cm" svg:y="9.4cm">
            <text:p text:style-name="P9">i</text:p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frame draw:style-name="gr1" draw:text-style-name="P1" draw:layer="layout" svg:width="0.853cm" svg:height="0.962cm" svg:x="18.2cm" svg:y="8.6cm">
            <draw:text-box>
              <text:p>0</text:p>
            </draw:text-box>
          </draw:frame>
          <draw:frame draw:style-name="gr1" draw:text-style-name="P1" draw:layer="layout" svg:width="0.853cm" svg:height="0.962cm" svg:x="19.8cm" svg:y="9.4cm">
            <draw:text-box>
              <text:p>1</text:p>
            </draw:text-box>
          </draw:frame>
          <draw:frame draw:style-name="gr1" draw:text-style-name="P1" draw:layer="layout" svg:width="0.853cm" svg:height="0.962cm" svg:x="20.4cm" svg:y="11.1cm">
            <draw:text-box>
              <text:p>2</text:p>
            </draw:text-box>
          </draw:frame>
          <draw:frame draw:style-name="gr1" draw:text-style-name="P1" draw:layer="layout" svg:width="0.853cm" svg:height="0.962cm" svg:x="19.8cm" svg:y="12.6cm">
            <draw:text-box>
              <text:p>3</text:p>
            </draw:text-box>
          </draw:frame>
          <draw:frame draw:style-name="gr1" draw:text-style-name="P1" draw:layer="layout" svg:width="0.853cm" svg:height="0.962cm" svg:x="18.2cm" svg:y="13.4cm">
            <draw:text-box>
              <text:p>4</text:p>
            </draw:text-box>
          </draw:frame>
        </draw:g>
        <draw:g xml:id="id23" draw:id="id23">
          <draw:custom-shape draw:style-name="gr5" draw:text-style-name="P8" draw:layer="layout" svg:width="4cm" svg:height="4.2cm" svg:x="21.8cm" svg:y="9.6cm">
            <text:p text:style-name="P9">j</text:p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frame draw:style-name="gr1" draw:text-style-name="P1" draw:layer="layout" svg:width="0.853cm" svg:height="0.962cm" svg:x="23.4cm" svg:y="8.8cm">
            <draw:text-box>
              <text:p>0</text:p>
            </draw:text-box>
          </draw:frame>
          <draw:frame draw:style-name="gr1" draw:text-style-name="P1" draw:layer="layout" svg:width="0.853cm" svg:height="0.962cm" svg:x="25cm" svg:y="9.6cm">
            <draw:text-box>
              <text:p>1</text:p>
            </draw:text-box>
          </draw:frame>
          <draw:frame draw:style-name="gr1" draw:text-style-name="P1" draw:layer="layout" svg:width="0.853cm" svg:height="0.962cm" svg:x="25.6cm" svg:y="11.2cm">
            <draw:text-box>
              <text:p>2</text:p>
            </draw:text-box>
          </draw:frame>
          <draw:frame draw:style-name="gr1" draw:text-style-name="P1" draw:layer="layout" svg:width="0.853cm" svg:height="0.962cm" svg:x="25cm" svg:y="12.8cm">
            <draw:text-box>
              <text:p>3</text:p>
            </draw:text-box>
          </draw:frame>
          <draw:frame draw:style-name="gr1" draw:text-style-name="P1" draw:layer="layout" svg:width="0.853cm" svg:height="0.962cm" svg:x="23.3cm" svg:y="13.6cm">
            <draw:text-box>
              <text:p>4</text:p>
            </draw:text-box>
          </draw:frame>
          <draw:frame draw:style-name="gr1" draw:text-style-name="P1" draw:layer="layout" svg:width="0.853cm" svg:height="0.962cm" svg:x="21.9cm" svg:y="12.9cm">
            <draw:text-box>
              <text:p>5</text:p>
            </draw:text-box>
          </draw:frame>
          <draw:frame draw:style-name="gr1" draw:text-style-name="P1" draw:layer="layout" svg:width="0.853cm" svg:height="0.962cm" svg:x="21.3cm" svg:y="11.2cm">
            <draw:text-box>
              <text:p>6</text:p>
            </draw:text-box>
          </draw:frame>
        </draw:g>
        <draw:custom-shape draw:style-name="gr6" draw:text-style-name="P9" xml:id="id24" draw:id="id24" draw:layer="layout" svg:width="1.056cm" svg:height="0.962cm" svg:x="5.353cm" svg:y="8.4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25" draw:id="id25" draw:layer="layout" svg:width="1.056cm" svg:height="0.962cm" svg:x="5.353cm" svg:y="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26" draw:id="id26" draw:layer="layout" svg:width="1.056cm" svg:height="0.962cm" svg:x="5.353cm" svg:y="10.3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27" draw:id="id27" draw:layer="layout" svg:width="1.056cm" svg:height="0.962cm" svg:x="5.353cm" svg:y="11.3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28" draw:id="id28" draw:layer="layout" svg:width="1.056cm" svg:height="0.962cm" svg:x="5.353cm" svg:y="12.2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6s" smil:fill="hold" smil:targetElement="id24" svg:path="M 0 0  L 0.25 0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6s" smil:fill="hold" smil:targetElement="id23" smil:by="-270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1s" smil:fill="hold" smil:targetElement="id22" smil:by="-45" smil:attributeName="transform" svg:type="rotate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1s" smil:fill="hold" smil:targetElement="id23" smil:by="270" smil:attributeName="transform" svg:type="rotat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6s" smil:fill="hold" smil:targetElement="id25" svg:path="M 0 0  L 0.25 0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6s" smil:fill="hold" smil:targetElement="id23" smil:by="-270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1s" smil:fill="hold" smil:targetElement="id22" smil:by="-45" smil:attributeName="transform" svg:type="rotate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1s" smil:fill="hold" smil:targetElement="id23" smil:by="270" smil:attributeName="transform" svg:type="rotat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6s" smil:fill="hold" smil:targetElement="id26" svg:path="M 0 0  L 0.25 0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6s" smil:fill="hold" smil:targetElement="id23" smil:by="-270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1s" smil:fill="hold" smil:targetElement="id22" smil:by="-45" smil:attributeName="transform" svg:type="rotate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1s" smil:fill="hold" smil:targetElement="id23" smil:by="270" smil:attributeName="transform" svg:type="rotat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6s" smil:fill="hold" smil:targetElement="id27" svg:path="M 0 0  L 0.25 0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6s" smil:fill="hold" smil:targetElement="id23" smil:by="-270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1s" smil:fill="hold" smil:targetElement="id22" smil:by="-45" smil:attributeName="transform" svg:type="rotate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1s" smil:fill="hold" smil:targetElement="id23" smil:by="270" smil:attributeName="transform" svg:type="rotat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6s" smil:fill="hold" smil:targetElement="id28" svg:path="M 0 0  L 0.25 0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6s" smil:fill="hold" smil:targetElement="id23" smil:by="-270" smil:attributeName="transform" svg:type="rotate"/>
                </anim:par>
              </anim:par>
            </anim:par>
          </anim:seq>
        </anim:par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_3f_" draw:display-name="?" svg:viewBox="0 0 20 30" svg:d="M20 0h-20l10 30z"/>
    <draw:marker draw:name="Arrow" svg:viewBox="0 0 20 30" svg:d="M10 0l-10 30h20z"/>
    <draw:marker draw:name="Fin_20_de_20_línea_20_1" draw:display-name="Fin de línea 1" svg:viewBox="0 0 20 30" svg:d="M10 0l-10 30h20z"/>
    <draw:marker draw:name="Fin_20_de_20_línea_20_2" draw:display-name="Fin de línea 2" svg:viewBox="0 0 20 30" svg:d="M10 0l-10 30h20z"/>
    <draw:marker draw:name="Fin_20_de_20_línea_20_3" draw:display-name="Fin de línea 3" svg:viewBox="0 0 20 30" svg:d="M10 0l-10 30h20z"/>
    <draw:marker draw:name="Fin_20_de_20_línea_20_4" draw:display-name="Fin de línea 4" svg:viewBox="0 0 20 30" svg:d="M10 0l-10 30h20z"/>
    <draw:marker draw:name="Fin_20_de_20_línea_20_5" draw:display-name="Fin de línea 5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4T22:23:20.556000000</meta:creation-date>
    <meta:generator>LibreOffice/6.1.0.3$Windows_x86 LibreOffice_project/efb621ed25068d70781dc026f7e9c5187a4decd1</meta:generator>
    <dc:date>2020-11-24T23:58:13.920000000</dc:date>
    <meta:editing-duration>PT1H34M48S</meta:editing-duration>
    <meta:editing-cycles>17</meta:editing-cycles>
    <meta:document-statistic meta:object-count="66"/>
  </office:meta>
</office:document-meta>
</file>